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Объе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01:25:59.956482789</meta:creation-date>
    <dc:date>2025-02-21T01:31:20.736281865</dc:date>
    <meta:editing-duration>PT5M21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114cm" svg:y="3.951cm" style:legend-expansion="high" chart:style-name="ch2"/>
        <chart:plot-area chart:style-name="ch3" chart:data-source-has-labels="both" svg:x="0.319cm" svg:y="0.179cm" svg:width="11.476cm" svg:height="8.641cm">
          <chart:coordinate-region svg:x="0.94cm" svg:y="0.378cm" svg:width="10.669cm" svg:height="7.795cm"/>
          <chart:axis chart:dimension="x" chart:name="primary-x" chart:style-name="ch4" chartooo:axis-type="auto">
            <chartooo:date-scale/>
            <chart:categories table:cell-range-address="local-table.$A$2:.$A$1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нкурентность</text:p>
              </table:table-cell>
              <table:table-cell office:value-type="string">
                <text:p>Параллелиз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38">
                <text:p>5.038</text:p>
              </table:table-cell>
              <table:table-cell office:value-type="float" office:value="5.031">
                <text:p>5.0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2">
                <text:p>5.52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8">
                <text:p>5.98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4">
                <text:p>6.464</text:p>
              </table:table-cell>
              <table:table-cell office:value-type="float" office:value="2.341">
                <text:p>2.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28">
                <text:p>6.928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25">
                <text:p>7.42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14">
                <text:p>7.91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8">
                <text:p>8.3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8">
                <text:p>8.88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68">
                <text:p>9.368</text:p>
              </table:table-cell>
              <table:table-cell office:value-type="float" office:value="1.619">
                <text:p>1.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